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Dagger.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Chest.1.#Gold:12.!Ch01ChestRumbler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1041666666667in" svg:y="0.78125in" svg:width="1.5in" svg:height="0.822916666666667in">
              <dc:creator>Alex Egbert</dc:creator>
              <text:p><text:span text:style-name="T1">Alex Egbert:</text:span><text:span text:style-name="T2"/></text:p>
              <text:p><text:span text:style-name="T2">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WoodenChest.1.#Gold:r20-30.#Antidote:r1-3</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Slime.5</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2" table:style-name="ce3"/>
          <table:table-cell office:value-type="string" table:style-name="ce3">
            <text:p>VerdetteRoom|@WoodenChest.1.#Antidote:r2-4</text:p>
          </table:table-cell>
          <table:table-cell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Skeleton.1.#Antidote:r2-4.#Restorative:r2-3.#Gold:r0-55</text:p>
          </table:table-cell>
          <table:table-cell table:number-columns-repeated="3" table:style-name="ce3"/>
          <table:table-cell office:value-type="string" table:style-name="ce3">
            <text:p>VerdetteRoom|$Lurker.1.h+0|!AfterDefeatingLurker</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GiantSpider.1|$Slime.3</text:p>
          </table:table-cell>
          <table:table-cell table:number-columns-repeated="2" table:style-name="ce3"/>
          <table:table-cell office:value-type="string" table:style-name="ce3">
            <text:p>VerdetteSpring</text:p>
          </table:table-cell>
          <table:table-cell table:number-columns-repeated="4"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730</meta:generator>
    <dc:creator>Alex Egbert</dc:creator>
    <dc:date>2020-05-06T17:51:36Z</dc:date>
    <meta:editing-cycles>1</meta:editing-cycles>
    <meta:editing-duration>PT1712S</meta:editing-duration>
  </office:meta>
</office:document-meta>
</file>